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Heading_20_1">
      <style:text-properties fo:language="en" fo:country="US"/>
    </style:style>
    <style:style style:name="P8" style:family="paragraph" style:parent-style-name="Heading_20_2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ncept</text:h>
      <text:h text:style-name="P8" text:outline-level="2">Game analysis</text:h>
      <text:p text:style-name="P3">You will lead the team of Sophie, Calcifer, Markl and the Witch of the Waste to save the kingdom from a terrible fate.</text:p>
      <text:h text:style-name="P8" text:outline-level="2">Platforms</text:h>
      <text:p text:style-name="P3">The game will be developed using Unity as a game engine, and compiled for the following platforms: Windows, PlayStation 4, Xbox One, Wii U, Nintendo Switch.</text:p>
      <text:h text:style-name="P8" text:outline-level="2">Target audience</text:h>
      <text:p text:style-name="P3">The target audience for this project is college students with experience playing games. Although the game has a variety of elements that are aimed to appeal to a wide audience. Gamer experience is another factor. Although the storyline and content should be intricate and involving enough to hold the attention of “hardcore” gamers, the mini-games and puzzles will be designed to appeal to more casual gamers.</text:p>
      <text:h text:style-name="Heading_20_2" text:outline-level="2">Gameplay mechanics</text:h>
      <text:p text:style-name="Text_20_body">The game is a single-player game based on the Dungeon&amp;Dragons role book edition 1.</text:p>
      <text:h text:style-name="Heading_20_2" text:outline-level="2">Control scheme</text:h>
      <text:p text:style-name="Text_20_body">The player will use the controller to move the led character using a third-person view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ain Story</dc:title>
    <dc:date>2019-01-19T19:15:46.75</dc:date>
    <meta:editing-duration>PT1H24M6S</meta:editing-duration>
    <meta:editing-cycles>43</meta:editing-cycles>
    <meta:generator>OpenOffice/4.1.4$Win32 OpenOffice.org_project/414m5$Build-9788</meta:generator>
    <meta:document-statistic meta:table-count="1" meta:image-count="0" meta:object-count="0" meta:page-count="1" meta:paragraph-count="13" meta:word-count="158" meta:character-count="940"/>
    <meta:template xlink:type="simple" xlink:actuate="onRequest" xlink:title="" xlink:href="../MasterGameDesignDocument.odm" meta:date="2018-12-29T17:17:59.41"/>
  </office:meta>
</office:document-meta>
</file>